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1.092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2.1cm"/>
    </style:style>
    <style:style style:name="gr4" style:family="graphic" style:parent-style-name="standard">
      <style:graphic-properties draw:textarea-horizontal-align="justify" draw:textarea-vertical-align="middle" draw:auto-grow-height="false" fo:min-height="1.1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1.104cm" fo:min-width="2.554cm"/>
    </style:style>
    <style:style style:name="gr10" style:family="graphic" style:parent-style-name="standard">
      <style:graphic-properties draw:textarea-horizontal-align="justify" draw:textarea-vertical-align="middle" draw:auto-grow-height="false" fo:min-height="1.194cm" fo:min-width="2.24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7cm" svg:height="1.3cm" svg:x="9.3cm" svg:y="4.9cm">
          <text:p text:style-name="P1">n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8cm" svg:height="1.342cm" svg:x="9.3cm" svg:y="7.5cm">
          <text:p text:style-name="P1">a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2.6cm" svg:height="1.3cm" svg:x="9.4cm" svg:y="10.2cm">
          <text:p text:style-name="P1">b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.5cm" svg:height="2.7cm" svg:x="8.916cm" svg:y="13cm">
          <text:p text:style-name="P1">i &lt; 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7" draw:id="id7" draw:layer="layout" svg:width="2.7cm" svg:height="1.1cm" svg:x="9.3cm" svg:y="17.2cm">
          <text:p text:style-name="P1">print a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4cm" svg:height="1.3cm" svg:x="8.5cm" svg:y="19.9cm">
          <text:p text:style-name="P1">temp = (a + b)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cm" svg:height="1.2cm" svg:x="9.274cm" svg:y="23.342cm">
          <text:p text:style-name="P1">a = b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3cm" svg:height="1.6cm" svg:x="9.3cm" svg:y="26.7cm">
          <text:p text:style-name="P1">b = temp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3.2cm" svg:height="1.5cm" svg:x="9cm" svg:y="1.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2.9cm" svg:height="1.6cm" svg:x="15.5cm" svg:y="13.6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" svg:x1="10.6cm" svg:y1="3.4cm" svg:x2="10.65cm" svg:y2="4.9cm" draw:start-shape="id1" draw:start-glue-point="2" draw:end-shape="id2" draw:end-glue-point="4" svg:d="M10600 3400l50 1500" svg:viewBox="0 0 51 1501">
          <text:p/>
        </draw:connector>
        <draw:connector draw:style-name="gr11" draw:text-style-name="P2" draw:layer="layout" draw:type="line" svg:x1="10.65cm" svg:y1="6.2cm" svg:x2="10.7cm" svg:y2="7.5cm" draw:start-shape="id2" draw:start-glue-point="6" draw:end-shape="id3" draw:end-glue-point="4" svg:d="M10650 6200l50 1300" svg:viewBox="0 0 51 1301">
          <text:p/>
        </draw:connector>
        <draw:connector draw:style-name="gr11" draw:text-style-name="P2" draw:layer="layout" draw:type="line" svg:x1="10.7cm" svg:y1="8.842cm" svg:x2="10.7cm" svg:y2="10.2cm" draw:start-shape="id3" draw:start-glue-point="6" draw:end-shape="id4" draw:end-glue-point="4" svg:d="M10700 8842v1358" svg:viewBox="0 0 1 1359">
          <text:p/>
        </draw:connector>
        <draw:line draw:style-name="gr11" draw:text-style-name="P2" draw:layer="layout" svg:x1="10.7cm" svg:y1="11.5cm" svg:x2="10.7cm" svg:y2="13cm">
          <text:p/>
        </draw:line>
        <draw:connector draw:style-name="gr11" draw:text-style-name="P2" draw:layer="layout" draw:type="line" svg:x1="12.416cm" svg:y1="14.35cm" svg:x2="15.5cm" svg:y2="14.4cm" draw:start-shape="id5" draw:start-glue-point="7" draw:end-shape="id6" draw:end-glue-point="3" svg:d="M12416 14350l3084 50" svg:viewBox="0 0 3085 51">
          <text:p/>
        </draw:connector>
        <draw:connector draw:style-name="gr11" draw:text-style-name="P2" draw:layer="layout" draw:type="line" svg:x1="10.666cm" svg:y1="15.7cm" svg:x2="10.65cm" svg:y2="17.2cm" draw:start-shape="id5" draw:start-glue-point="6" draw:end-shape="id7" draw:end-glue-point="0" svg:d="M10666 15700l-16 1500" svg:viewBox="0 0 17 1501">
          <text:p/>
        </draw:connector>
        <draw:connector draw:style-name="gr11" draw:text-style-name="P2" draw:layer="layout" draw:type="line" svg:x1="10.65cm" svg:y1="18.3cm" svg:x2="10.7cm" svg:y2="19.9cm" draw:start-shape="id7" draw:start-glue-point="2" draw:end-shape="id8" draw:end-glue-point="0" svg:d="M10650 18300l50 1600" svg:viewBox="0 0 51 1601">
          <text:p/>
        </draw:connector>
        <draw:connector draw:style-name="gr11" draw:text-style-name="P2" draw:layer="layout" draw:type="line" svg:x1="10.7cm" svg:y1="21.2cm" svg:x2="10.774cm" svg:y2="23.342cm" draw:start-shape="id8" draw:start-glue-point="2" draw:end-shape="id9" draw:end-glue-point="0" svg:d="M10700 21200l74 2142" svg:viewBox="0 0 75 2143">
          <text:p/>
        </draw:connector>
        <draw:connector draw:style-name="gr11" draw:text-style-name="P2" draw:layer="layout" draw:type="line" svg:x1="10.774cm" svg:y1="24.542cm" svg:x2="10.8cm" svg:y2="26.7cm" draw:start-shape="id9" draw:start-glue-point="2" draw:end-shape="id10" draw:end-glue-point="0" svg:d="M10774 24542l26 2158" svg:viewBox="0 0 27 2159">
          <text:p/>
        </draw:connector>
        <draw:connector draw:style-name="gr11" draw:text-style-name="P2" draw:layer="layout" draw:line-skew="-4.415cm" svg:x1="9.3cm" svg:y1="27.5cm" svg:x2="8.916cm" svg:y2="14.35cm" draw:start-shape="id10" draw:start-glue-point="3" draw:end-shape="id5" svg:d="M9300 27500h-5300v-13150h4916" svg:viewBox="0 0 5301 13151">
          <text:p/>
        </draw:connector>
        <draw:frame draw:style-name="gr12" draw:text-style-name="P3" draw:layer="layout" svg:width="1.6cm" svg:height="1.1cm" svg:x="12.5cm" svg:y="13.5cm">
          <draw:text-box>
            <text:p>No</text:p>
          </draw:text-box>
        </draw:frame>
        <draw:frame draw:style-name="gr13" draw:text-style-name="P3" draw:layer="layout" svg:width="1.6cm" svg:height="1.2cm" svg:x="9.2cm" svg:y="15.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5:42:39.093025527</meta:creation-date>
    <dc:date>2019-10-14T16:30:39.053817256</dc:date>
    <meta:editing-duration>PT17M29S</meta:editing-duration>
    <meta:editing-cycles>1</meta:editing-cycles>
    <meta:generator>LibreOffice/5.1.6.2$Linux_X86_64 LibreOffice_project/10m0$Build-2</meta:generator>
    <meta:document-statistic meta:object-count="22"/>
  </office:meta>
</office:document-meta>
</file>